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Kirvy" svg:font-family="Kirv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Kirvy" fo:font-size="150pt" officeooo:rsid="000f0bc5" officeooo:paragraph-rsid="000f0bc5" style:font-size-asian="150pt" style:font-size-complex="150pt"/>
    </style:style>
    <style:style style:name="T1" style:family="text">
      <style:text-properties fo:color="#c9211e"/>
    </style:style>
    <style:style style:name="T2" style:family="text">
      <style:text-properties fo:color="#3465a4"/>
    </style:style>
    <style:style style:name="T3" style:family="text">
      <style:text-properties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l.<text:span text:style-name="T1">i</text:span><text:span text:style-name="T2">o <text:s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Kirvy" svg:font-family="Kirv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1T16:11:12.810812793</meta:creation-date>
    <dc:date>2020-05-21T16:16:07.400852004</dc:date>
    <meta:editing-duration>PT4M55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6"/>
    <meta:generator>LibreOffice/6.3.6.2$Linux_X86_64 LibreOffice_project/30$Build-2</meta:generator>
  </office:meta>
</office:document-meta>
</file>